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9" style:family="text">
      <style:text-properties fo:font-size="12pt" style:text-underline-style="solid" style:text-underline-width="auto" style:text-underline-color="font-color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 Current software documentation is:</text:p>
      <text:p text:style-name="Standard"><text:s/><text:tab/>- Difficult to understand</text:p>
      <text:p text:style-name="Standard"><text:tab/>- Takes a long time to generate and maintain</text:p>
      <text:p text:style-name="Standard"><text:tab/>- Generally messy and hard to locate</text:p>
      <text:p text:style-name="Standard"><text:tab/>- Does not take into account all involved members and/or data paths</text:p>
      <text:p text:style-name="Standard"><text:tab/>- Lacks ability to layer documentation into nested structures</text:p>
      <text:p text:style-name="Standard"><text:tab/>- Lacks ability to dynamically focus on specific data paths</text:p>
      <text:p text:style-name="Standard"><text:tab/>- Does not allow direct correlation of concepts to code or domain</text:p>
      <text:p text:style-name="Standard"><text:tab/>- Does poor job of relating back to main objectives and business logic</text:p>
      <text:p text:style-name="Standard"><text:tab/>- Hard to navigate due to non-unified structures</text:p>
      <text:p text:style-name="Standard"><text:tab/>- Does not define full domain</text:p>
      <text:p text:style-name="Standard"><text:tab/>- Does not allow direct correlation of domain objects to data store structure</text:p>
      <text:p text:style-name="Standard"><text:tab/>- Poor visualization</text:p>
      <text:p text:style-name="Standard"><text:tab/>- Does not facilitate building of mental model</text:p>
      <text:p text:style-name="Standard"/>
      <text:p text:style-name="Standard">2. Must have:</text:p>
      <text:p text:style-name="Standard"><text:tab/>- Offer a coherent, expressible, flexible, fully descriptive model</text:p>
      <text:p text:style-name="Standard"><text:tab/>- Composition needs to be key, with the ability to layer documentation and offer multiple ways <text:tab/>to compose and describe the same code</text:p>
      <text:p text:style-name="Standard"><text:tab/>- Composition must take into account data and user contexts and offer conditional <text:tab/>composition based on those contexts</text:p>
      <text:p text:style-name="Standard"><text:tab/>- Offer immediate visualizations with guided refinement</text:p>
      <text:p text:style-name="Standard"><text:tab/>- Act as a Domain generator, sampler, and repository</text:p>
      <text:p text:style-name="Standard"><text:tab/>- </text:p>
      <text:p text:style-name="Standard"><text:tab/>- </text:p>
      <text:p text:style-name="Standard"/>
      <text:p text:style-name="Standard">3. Objectives</text:p>
      <text:p text:style-name="Standard"><text:tab/>- Code Visualization and Documentation</text:p>
      <text:p text:style-name="Standard"><text:tab/>- <text:s/></text:p>
      <text:p text:style-name="Standard"><text:tab/>- </text:p>
      <text:p text:style-name="Standard"/>
      <text:p text:style-name="Standard"/>
      <text:p text:style-name="Standard">Domain</text:p>
      <text:p text:style-name="P1"><text:tab/><text:span text:style-name="T7">User</text:span></text:p>
      <text:p text:style-name="P1"><text:span text:style-name="T7"><text:tab/><text:tab/></text:span><text:span text:style-name="T8">Types</text:span></text:p>
      <text:p text:style-name="P2"><text:tab/><text:tab/><text:tab/>- User</text:p>
      <text:p text:style-name="P2"><text:tab/><text:tab/><text:tab/>- Role</text:p>
      <text:p text:style-name="P2"/>
      <text:p text:style-name="P1"><text:span text:style-name="T6"><text:tab/><text:tab/></text:span><text:span text:style-name="T9">Helpers</text:span></text:p>
      <text:p text:style-name="P2"><text:tab/><text:tab/><text:tab/>- </text:p>
      <text:p text:style-name="P2"><text:tab/><text:tab/><text:tab/>- </text:p>
      <text:p text:style-name="P2"><text:tab/><text:tab/><text:tab/>- </text:p>
      <text:p text:style-name="P2"/>
      <text:p text:style-name="P1"><text:span text:style-name="T6"><text:tab/><text:tab/></text:span><text:span text:style-name="T9">Constraints</text:span><text:span text:style-name="T6"><text:tab/><text:tab/></text:span></text:p>
      <text:p text:style-name="P2"><text:tab/><text:tab/><text:tab/>- </text:p>
      <text:p text:style-name="P2"><text:tab/><text:tab/><text:tab/>- </text:p>
      <text:p text:style-name="P2"><text:tab/><text:tab/><text:tab/>- </text:p>
      <text:p text:style-name="P2"/>
      <text:p text:style-name="Standard"><text:tab/><text:span text:style-name="T1">Data </text:span><text:span text:style-name="T5">(name: Text, value: Value)</text:span></text:p>
      <text:p text:style-name="Standard"><text:soft-page-break/><text:span text:style-name="T5"><text:tab/><text:tab/></text:span><text:span text:style-name="T8">Types</text:span></text:p>
      <text:p text:style-name="Standard"><text:tab/><text:tab/><text:tab/>- Single</text:p>
      <text:p text:style-name="Standard"><text:tab/><text:tab/><text:tab/>- Collection</text:p>
      <text:p text:style-name="Standard"><text:tab/><text:tab/><text:tab/>- Map</text:p>
      <text:p text:style-name="Standard"><text:tab/><text:tab/><text:tab/>- Structure</text:p>
      <text:p text:style-name="Standard"><text:tab/><text:tab/><text:tab/>- Function</text:p>
      <text:p text:style-name="Standard"><text:tab/><text:tab/><text:tab/><text:tab/>- A Code Block treated as a first-class citizen</text:p>
      <text:p text:style-name="Standard"/>
      <text:p text:style-name="P1"><text:span text:style-name="T6"><text:tab/><text:tab/></text:span><text:span text:style-name="T9">Helpers</text:span></text:p>
      <text:p text:style-name="P2"><text:tab/><text:tab/><text:tab/>- Value</text:p>
      <text:p text:style-name="P2"><text:tab/><text:tab/><text:tab/><text:tab/>- Static</text:p>
      <text:p text:style-name="P2"><text:tab/><text:tab/><text:tab/><text:tab/>- Dynamic</text:p>
      <text:p text:style-name="P2"><text:tab/><text:tab/><text:tab/>- Scope</text:p>
      <text:p text:style-name="P2"><text:tab/><text:tab/><text:tab/><text:tab/>- Public</text:p>
      <text:p text:style-name="P2"><text:tab/><text:tab/><text:tab/><text:tab/>- Private</text:p>
      <text:p text:style-name="P2"><text:tab/><text:tab/><text:tab/><text:tab/>- Specified</text:p>
      <text:p text:style-name="P2"><text:tab/><text:tab/><text:tab/>- Usage</text:p>
      <text:p text:style-name="P2"><text:tab/><text:tab/><text:tab/><text:tab/>- Objective</text:p>
      <text:p text:style-name="P2"><text:tab/><text:tab/><text:tab/><text:tab/>- Programmatic</text:p>
      <text:p text:style-name="P2"><text:tab/><text:tab/><text:tab/><text:tab/>- Blend?</text:p>
      <text:p text:style-name="P2"/>
      <text:p text:style-name="P1"><text:span text:style-name="T6"><text:tab/><text:tab/></text:span><text:span text:style-name="T9">Constraints</text:span><text:span text:style-name="T6"><text:tab/><text:tab/></text:span></text:p>
      <text:p text:style-name="P2"><text:tab/><text:tab/><text:tab/>- </text:p>
      <text:p text:style-name="P2"><text:tab/><text:tab/><text:tab/>- </text:p>
      <text:p text:style-name="P2"><text:tab/><text:tab/><text:tab/>- </text:p>
      <text:p text:style-name="Standard"/>
      <text:p text:style-name="Standard"><text:tab/><text:span text:style-name="T1">Code</text:span> <text:span text:style-name="T4">(input: Collection&lt;Data&gt;, output: Collection&lt;Data&gt;, source_file_name: Text, source_file_location: String, <text:tab/><text:tab/><text:tab/>language: Text, </text:span><text:span text:style-name="T5">namespace: Text</text:span><text:span text:style-name="T4">)</text:span></text:p>
      <text:p text:style-name="Standard"><text:tab/><text:tab/><text:span text:style-name="T2">Types</text:span></text:p>
      <text:p text:style-name="Standard"><text:tab/><text:tab/><text:tab/>- <text:span text:style-name="T3">Piece</text:span></text:p>
      <text:p text:style-name="Standard"><text:tab/><text:tab/><text:tab/>- Line</text:p>
      <text:p text:style-name="Standard"><text:tab/><text:tab/><text:tab/>- Block</text:p>
      <text:p text:style-name="Standard"><text:tab/><text:tab/><text:tab/>- Group</text:p>
      <text:p text:style-name="Standard"><text:tab/><text:tab/><text:tab/>- Service</text:p>
      <text:p text:style-name="Standard"/>
      <text:p text:style-name="Standard"><text:tab/><text:tab/><text:span text:style-name="T2">Helpers</text:span></text:p>
      <text:p text:style-name="Standard"><text:tab/><text:tab/><text:tab/>- Public Interface</text:p>
      <text:p text:style-name="Standard"><text:tab/><text:tab/><text:tab/>- Parameters</text:p>
      <text:p text:style-name="Standard"><text:tab/><text:tab/><text:tab/>- Input</text:p>
      <text:p text:style-name="Standard"><text:tab/><text:tab/><text:tab/>- Output</text:p>
      <text:p text:style-name="Standard"><text:tab/><text:tab/><text:tab/>- Mock Model</text:p>
      <text:p text:style-name="Standard"/>
      <text:p text:style-name="Standard"><text:tab/><text:tab/><text:span text:style-name="T2">Constraints</text:span></text:p>
      <text:p text:style-name="Standard"><text:tab/><text:tab/><text:tab/>- Applications will be represented as a single Block with all source files <text:tab/><text:tab/><text:tab/><text:tab/><text:tab/>represented as its own Block. It is then expected that the user will decompose it <text:tab/><text:tab/><text:tab/><text:tab/>further Blocks, Lines and Pieces</text:p>
      <text:p text:style-name="Standard"><text:tab/><text:tab/><text:tab/>- Blocks can offer themselves as the Public Interface and/or any number of it's <text:tab/><text:tab/><text:tab/><text:tab/>sub-Blocks</text:p>
      <text:p text:style-name="Standard"><text:tab/><text:tab/><text:tab/>- Stand-alone components of code will offer a Mockito-like ability to map <text:tab/><text:soft-page-break/><text:tab/><text:tab/><text:tab/>Output data models to Input data models</text:p>
      <text:p text:style-name="Standard"><text:tab/><text:tab/><text:tab/>- </text:p>
      <text:p text:style-name="Standard"><text:tab/><text:tab/><text:tab/>- </text:p>
      <text:p text:style-name="Standard"><text:tab/><text:tab/><text:tab/>- Piece </text:p>
      <text:p text:style-name="Standard"><text:tab/><text:tab/><text:tab/><text:tab/>- The smallest unit of code </text:p>
      <text:p text:style-name="Standard"><text:tab/><text:tab/><text:tab/><text:tab/>- Can not be a stand-alone component of code</text:p>
      <text:p text:style-name="Standard"><text:tab/><text:tab/><text:tab/> <text:tab/>- Composed of an ordered set of 1 to n number of text characters</text:p>
      <text:p text:style-name="Standard"><text:tab/><text:tab/><text:tab/>- Line </text:p>
      <text:p text:style-name="Standard"><text:tab/><text:tab/><text:tab/><text:tab/>- The second smallest unit of code </text:p>
      <text:p text:style-name="Standard"><text:tab/><text:tab/><text:tab/><text:tab/>- Can not be a stand-alone component of code</text:p>
      <text:p text:style-name="Standard"><text:tab/><text:tab/><text:tab/> <text:tab/>- Composed of an ordered set of 1 to n number of text characters or <text:tab/><text:tab/><text:tab/><text:tab/><text:tab/>Pieces</text:p>
      <text:p text:style-name="Standard"><text:tab/><text:tab/><text:tab/>- Block</text:p>
      <text:p text:style-name="Standard"><text:tab/><text:tab/><text:tab/><text:tab/>- The largest unit of code </text:p>
      <text:p text:style-name="Standard"><text:tab/><text:tab/><text:tab/><text:tab/>- Can be a stand-alone component of code</text:p>
      <text:p text:style-name="Standard"><text:tab/><text:tab/><text:tab/> <text:tab/>- Composed of an ordered set of 1 to n number of text characters, <text:tab/><text:tab/><text:tab/><text:tab/><text:tab/><text:tab/>Pieces, or Lines</text:p>
      <text:p text:style-name="Standard"><text:tab/><text:tab/><text:tab/>- Group</text:p>
      <text:p text:style-name="Standard"><text:tab/><text:tab/><text:tab/><text:tab/>- A collection of interacting Blocks</text:p>
      <text:p text:style-name="Standard"><text:tab/><text:tab/><text:tab/><text:tab/>- An over-arching representation, such as a system of applications or an <text:tab/><text:tab/><text:tab/><text:tab/><text:tab/>entire ecosystem</text:p>
      <text:p text:style-name="Standard"><text:tab/><text:tab/><text:tab/><text:tab/>- Can not be a stand-alone component of code</text:p>
      <text:p text:style-name="Standard"><text:tab/><text:tab/><text:tab/><text:tab/>- </text:p>
      <text:p text:style-name="Standard"><text:tab/><text:tab/><text:tab/>- Service</text:p>
      <text:p text:style-name="Standard"><text:tab/><text:tab/><text:tab/><text:tab/>- An external code component that offers a black-boxed Public <text:tab/><text:tab/><text:tab/><text:tab/><text:tab/><text:tab/>Interface</text:p>
      <text:p text:style-name="Standard"><text:tab/><text:tab/><text:tab/><text:tab/>- Can be a stand-alone component of code</text:p>
      <text:p text:style-name="Standard"><text:s/><text:tab/><text:tab/><text:tab/></text:p>
      <text:p text:style-name="Standard"><text:tab/><text:span text:style-name="T1">Action </text:span><text:span text:style-name="T5">(description: Text, code: Code, data: Data)</text:span></text:p>
      <text:p text:style-name="P1"><text:span text:style-name="T7"><text:tab/><text:tab/></text:span><text:span text:style-name="T8">Types</text:span></text:p>
      <text:p text:style-name="P2"><text:tab/><text:tab/><text:tab/>- Create</text:p>
      <text:p text:style-name="Standard"><text:tab/><text:tab/><text:tab/>- Read</text:p>
      <text:p text:style-name="Standard"><text:tab/><text:tab/><text:tab/>- Update</text:p>
      <text:p text:style-name="Standard"><text:tab/><text:tab/><text:tab/>- Delete</text:p>
      <text:p text:style-name="Standard"><text:tab/><text:tab/><text:tab/>- Execute</text:p>
      <text:p text:style-name="P2"><text:tab/><text:tab/><text:tab/>- Custom</text:p>
      <text:p text:style-name="P2"/>
      <text:p text:style-name="P1"><text:span text:style-name="T6"><text:tab/><text:tab/></text:span><text:span text:style-name="T9">Helpers</text:span></text:p>
      <text:p text:style-name="P2"><text:tab/><text:tab/><text:tab/>- Usage</text:p>
      <text:p text:style-name="P2"><text:tab/><text:tab/><text:tab/><text:tab/>- Objective</text:p>
      <text:p text:style-name="P2"><text:tab/><text:tab/><text:tab/><text:tab/>- Programmatic</text:p>
      <text:p text:style-name="P2"><text:tab/><text:tab/><text:tab/><text:tab/>- Blend?</text:p>
      <text:p text:style-name="P2"><text:tab/><text:tab/><text:tab/>- </text:p>
      <text:p text:style-name="P2"><text:tab/><text:tab/><text:tab/>- </text:p>
      <text:p text:style-name="P2"/>
      <text:p text:style-name="P1"><text:span text:style-name="T6"><text:tab/><text:tab/></text:span><text:span text:style-name="T9">Constraints</text:span><text:span text:style-name="T6"><text:tab/><text:tab/></text:span></text:p>
      <text:p text:style-name="P2"><text:tab/><text:tab/><text:tab/>- </text:p>
      <text:p text:style-name="P2"><text:tab/><text:tab/><text:tab/>- </text:p>
      <text:p text:style-name="P3"><text:tab/><text:tab/><text:tab/>- </text:p>
      <text:p text:style-name="Standard"><text:soft-page-break/></text:p>
      <text:p text:style-name="Standard"><text:tab/><text:span text:style-name="T1">Documentation</text:span></text:p>
      <text:p text:style-name="P1"><text:span text:style-name="T7"><text:tab/><text:tab/></text:span><text:span text:style-name="T8">Types</text:span></text:p>
      <text:p text:style-name="P2"><text:tab/><text:tab/><text:tab/>- Sequence</text:p>
      <text:p text:style-name="P2"><text:tab/><text:tab/><text:tab/><text:tab/>- Initialization</text:p>
      <text:p text:style-name="P2"><text:tab/><text:tab/><text:tab/><text:tab/>- Shutdown</text:p>
      <text:p text:style-name="P2"><text:tab/><text:tab/><text:tab/><text:tab/>- Event</text:p>
      <text:p text:style-name="P2"><text:tab/><text:tab/><text:tab/>- Perspective</text:p>
      <text:p text:style-name="P2"><text:tab/><text:tab/><text:tab/>- Description</text:p>
      <text:p text:style-name="P2"><text:tab/><text:tab/><text:tab/>- Statement</text:p>
      <text:p text:style-name="P2"><text:tab/><text:tab/><text:tab/>- </text:p>
      <text:p text:style-name="P2"><text:tab/><text:tab/><text:tab/>- </text:p>
      <text:p text:style-name="P2"/>
      <text:p text:style-name="P2"><text:tab/><text:tab/><text:span text:style-name="T2">Helpers</text:span></text:p>
      <text:p text:style-name="P2"><text:tab/><text:tab/><text:tab/>- </text:p>
      <text:p text:style-name="P2"><text:tab/><text:tab/><text:tab/>- </text:p>
      <text:p text:style-name="P2"><text:tab/><text:tab/><text:tab/>- </text:p>
      <text:p text:style-name="P2"/>
      <text:p text:style-name="P2"><text:tab/><text:tab/><text:span text:style-name="T2">Constraints</text:span><text:tab/><text:tab/></text:p>
      <text:p text:style-name="P2"><text:tab/><text:tab/><text:tab/>- </text:p>
      <text:p text:style-name="P2"><text:tab/><text:tab/><text:tab/>- </text:p>
      <text:p text:style-name="Standard"><text:span text:style-name="T6"><text:tab/><text:tab/><text:tab/>- </text:span><text:tab/><text:tab/></text:p>
      <text:p text:style-name="Standard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6-20T22:18:06.11</meta:creation-date>
    <dc:date>2024-07-02T21:28:35.52</dc:date>
    <meta:editing-duration>P5DT8H13M51S</meta:editing-duration>
    <meta:editing-cycles>89</meta:editing-cycles>
    <meta:generator>OpenOffice/4.1.10$Win32 OpenOffice.org_project/4110m2$Build-9807</meta:generator>
    <meta:document-statistic meta:table-count="0" meta:image-count="0" meta:object-count="0" meta:page-count="4" meta:paragraph-count="142" meta:word-count="585" meta:character-count="3634"/>
  </office:meta>
</office:document-meta>
</file>